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00.99mm" svg:height="110.76mm" svg:x="205.4mm" svg:y="5.05mm">
            <loext:p draw:notify-on-update-of-ranges="Hoja1.A2:Hoja1.A11 Hoja1.B1:Hoja1.B1 Hoja1.B2:Hoja1.B11 Hoja1.C1:Hoja1.C1 Hoja1.B2:Hoja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4.92mm" svg:y="15.35mm">
            <loext:p draw:notify-on-update-of-ranges="Hoja1.A1:Hoja1.A1 Hoja1.A2:Hoja1.A11 Hoja1.E1:Hoja1.E1 Hoja1.E2:Hoja1.E11 Hoja1.F1:Hoja1.F1 Hoja1.F2:Hoja1.F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Tiempo (s)</text:p>
          </table:table-cell>
          <table:table-cell office:value-type="string" calcext:value-type="string">
            <text:p>Tiempo2 (s)</text:p>
          </table:table-cell>
          <table:table-cell office:value-type="string" calcext:value-type="string">
            <text:p>Tiempo3 (s)</text:p>
          </table:table-cell>
          <table:table-cell office:value-type="string" calcext:value-type="string">
            <text:p>matVectorConcurrente.java</text:p>
          </table:table-cell>
          <table:table-cell office:value-type="string" calcext:value-type="string">
            <text:p>matVectorDenso.java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,01</text:p>
          </table:table-cell>
          <table:table-cell office:value-type="float" office:value="0.075" calcext:value-type="float">
            <text:p>0,075</text:p>
          </table:table-cell>
          <table:table-cell office:value-type="float" office:value="0.038" calcext:value-type="float">
            <text:p>0,038</text:p>
          </table:table-cell>
          <table:table-cell table:formula="of:=[.B2]/[.C2]" office:value-type="float" office:value="0.133333333333333" calcext:value-type="float">
            <text:p>0,133333333333333</text:p>
          </table:table-cell>
          <table:table-cell table:formula="of:=[.B2]/[.D2]" office:value-type="float" office:value="0.263157894736842" calcext:value-type="float">
            <text:p>0,2631578947368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,01</text:p>
          </table:table-cell>
          <table:table-cell office:value-type="float" office:value="0.119" calcext:value-type="float">
            <text:p>0,119</text:p>
          </table:table-cell>
          <table:table-cell office:value-type="float" office:value="0.036" calcext:value-type="float">
            <text:p>0,036</text:p>
          </table:table-cell>
          <table:table-cell table:formula="of:=[.B3]/[.C3]" office:value-type="float" office:value="0.0840336134453781" calcext:value-type="float">
            <text:p>0,084033613445378</text:p>
          </table:table-cell>
          <table:table-cell table:formula="of:=[.B3]/[.D3]" office:value-type="float" office:value="0.277777777777778" calcext:value-type="float">
            <text:p>0,27777777777777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13" calcext:value-type="float">
            <text:p>0,013</text:p>
          </table:table-cell>
          <table:table-cell office:value-type="float" office:value="0.118" calcext:value-type="float">
            <text:p>0,118</text:p>
          </table:table-cell>
          <table:table-cell office:value-type="float" office:value="0.037" calcext:value-type="float">
            <text:p>0,037</text:p>
          </table:table-cell>
          <table:table-cell table:formula="of:=[.B4]/[.C4]" office:value-type="float" office:value="0.110169491525424" calcext:value-type="float">
            <text:p>0,110169491525424</text:p>
          </table:table-cell>
          <table:table-cell table:formula="of:=[.B4]/[.D4]" office:value-type="float" office:value="0.351351351351351" calcext:value-type="float">
            <text:p>0,35135135135135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18" calcext:value-type="float">
            <text:p>0,018</text:p>
          </table:table-cell>
          <table:table-cell office:value-type="float" office:value="0.183" calcext:value-type="float">
            <text:p>0,183</text:p>
          </table:table-cell>
          <table:table-cell office:value-type="float" office:value="0.037" calcext:value-type="float">
            <text:p>0,037</text:p>
          </table:table-cell>
          <table:table-cell table:formula="of:=[.B5]/[.C5]" office:value-type="float" office:value="0.0983606557377049" calcext:value-type="float">
            <text:p>0,098360655737705</text:p>
          </table:table-cell>
          <table:table-cell table:formula="of:=[.B5]/[.D5]" office:value-type="float" office:value="0.486486486486487" calcext:value-type="float">
            <text:p>0,48648648648648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26" calcext:value-type="float">
            <text:p>0,026</text:p>
          </table:table-cell>
          <table:table-cell office:value-type="float" office:value="0.24" calcext:value-type="float">
            <text:p>0,24</text:p>
          </table:table-cell>
          <table:table-cell office:value-type="float" office:value="0.037" calcext:value-type="float">
            <text:p>0,037</text:p>
          </table:table-cell>
          <table:table-cell table:formula="of:=[.B6]/[.C6]" office:value-type="float" office:value="0.108333333333333" calcext:value-type="float">
            <text:p>0,108333333333333</text:p>
          </table:table-cell>
          <table:table-cell table:formula="of:=[.B6]/[.D6]" office:value-type="float" office:value="0.702702702702703" calcext:value-type="float">
            <text:p>0,70270270270270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36" calcext:value-type="float">
            <text:p>0,036</text:p>
          </table:table-cell>
          <table:table-cell office:value-type="float" office:value="0.275" calcext:value-type="float">
            <text:p>0,275</text:p>
          </table:table-cell>
          <table:table-cell office:value-type="float" office:value="0.041" calcext:value-type="float">
            <text:p>0,041</text:p>
          </table:table-cell>
          <table:table-cell table:formula="of:=[.B7]/[.C7]" office:value-type="float" office:value="0.130909090909091" calcext:value-type="float">
            <text:p>0,130909090909091</text:p>
          </table:table-cell>
          <table:table-cell table:formula="of:=[.B7]/[.D7]" office:value-type="float" office:value="0.878048780487805" calcext:value-type="float">
            <text:p>0,8780487804878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46" calcext:value-type="float">
            <text:p>0,046</text:p>
          </table:table-cell>
          <table:table-cell office:value-type="float" office:value="0.302" calcext:value-type="float">
            <text:p>0,302</text:p>
          </table:table-cell>
          <table:table-cell office:value-type="float" office:value="0.044" calcext:value-type="float">
            <text:p>0,044</text:p>
          </table:table-cell>
          <table:table-cell table:formula="of:=[.B8]/[.C8]" office:value-type="float" office:value="0.152317880794702" calcext:value-type="float">
            <text:p>0,152317880794702</text:p>
          </table:table-cell>
          <table:table-cell table:formula="of:=[.B8]/[.D8]" office:value-type="float" office:value="1.04545454545455" calcext:value-type="float">
            <text:p>1,0454545454545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58" calcext:value-type="float">
            <text:p>0,058</text:p>
          </table:table-cell>
          <table:table-cell office:value-type="float" office:value="0.408" calcext:value-type="float">
            <text:p>0,408</text:p>
          </table:table-cell>
          <table:table-cell office:value-type="float" office:value="0.05" calcext:value-type="float">
            <text:p>0,05</text:p>
          </table:table-cell>
          <table:table-cell table:formula="of:=[.B9]/[.C9]" office:value-type="float" office:value="0.142156862745098" calcext:value-type="float">
            <text:p>0,142156862745098</text:p>
          </table:table-cell>
          <table:table-cell table:formula="of:=[.B9]/[.D9]"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72" calcext:value-type="float">
            <text:p>0,072</text:p>
          </table:table-cell>
          <table:table-cell office:value-type="float" office:value="0.434" calcext:value-type="float">
            <text:p>0,434</text:p>
          </table:table-cell>
          <table:table-cell office:value-type="float" office:value="0.056" calcext:value-type="float">
            <text:p>0,056</text:p>
          </table:table-cell>
          <table:table-cell table:formula="of:=[.B10]/[.C10]" office:value-type="float" office:value="0.165898617511521" calcext:value-type="float">
            <text:p>0,165898617511521</text:p>
          </table:table-cell>
          <table:table-cell table:formula="of:=[.B10]/[.D10]" office:value-type="float" office:value="1.28571428571429" calcext:value-type="float">
            <text:p>1,285714285714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89" calcext:value-type="float">
            <text:p>0,089</text:p>
          </table:table-cell>
          <table:table-cell office:value-type="float" office:value="0.489" calcext:value-type="float">
            <text:p>0,489</text:p>
          </table:table-cell>
          <table:table-cell office:value-type="float" office:value="0.062" calcext:value-type="float">
            <text:p>0,062</text:p>
          </table:table-cell>
          <table:table-cell table:formula="of:=[.B11]/[.C11]" office:value-type="float" office:value="0.18200408997955" calcext:value-type="float">
            <text:p>0,18200408997955</text:p>
          </table:table-cell>
          <table:table-cell table:formula="of:=[.B11]/[.D11]" office:value-type="float" office:value="1.43548387096774" calcext:value-type="float">
            <text:p>1,435483870967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13:17:35.3437360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3:50:01.157491876</meta:creation-date>
    <dc:date>2018-11-13T14:08:48.035947449</dc:date>
    <meta:editing-duration>PT21M6S</meta:editing-duration>
    <meta:editing-cycles>4</meta:editing-cycles>
    <meta:generator>LibreOffice/5.2.7.2$Linux_X86_64 LibreOffice_project/20m0$Build-2</meta:generator>
    <meta:document-statistic meta:table-count="1" meta:cell-count="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cm" svg:height="11.077cm" xlink:href=".." xlink:type="simple" chart:class="chart:bar" chart:style-name="ch1">
        <chart:title svg:x="7.268cm" svg:y="0.357cm" chart:style-name="ch2">
          <text:p>matVectorConcurrente.java</text:p>
        </chart:title>
        <chart:legend chart:legend-position="end" svg:x="16.957cm" svg:y="4.99cm" style:legend-expansion="high" chart:style-name="ch3"/>
        <chart:plot-area chart:style-name="ch4" table:cell-range-address="Hoja1.A2:Hoja1.B11 Hoja1.A1:Hoja1.C1" chart:data-source-has-labels="both" svg:x="1.413cm" svg:y="1.357cm" svg:width="14.179cm" svg:height="8.518cm">
          <chartooo:coordinate-region svg:x="2.325cm" svg:y="1.557cm" svg:width="12.354cm" svg:height="7.671cm"/>
          <chart:axis chart:dimension="x" chart:name="primary-x" chart:style-name="ch5" chartooo:axis-type="text">
            <chart:title svg:x="7.677cm" svg:y="10.096cm" chart:style-name="ch6">
              <text:p>Elementos</text:p>
            </chart:title>
            <chart:categories table:cell-range-address="Hoja1.A2:Hoja1.A11"/>
          </chart:axis>
          <chart:axis chart:dimension="y" chart:name="primary-y" chart:style-name="ch7">
            <chart:title svg:x="0.451cm" svg:y="6.163cm" chart:style-name="ch8">
              <text:p>%CPU</text:p>
            </chart:title>
            <chart:grid chart:style-name="ch9" chart:class="major"/>
          </chart:axis>
          <chart:axis chart:dimension="y" chart:name="secondary-y" chart:style-name="ch10">
            <chart:title svg:x="15.994cm" svg:y="6.427cm" chart:style-name="ch8">
              <text:p>Tiempo (s)</text:p>
            </chart:title>
          </chart:axis>
          <chart:series chart:attached-axis="primary-y" chart:style-name="ch11" chart:values-cell-range-address="Hoja1.B2:Hoja1.B11" chart:label-cell-address="Hoja1.B1:Hoja1.B1" chart:class="chart:bar">
            <chart:data-point chart:repeated="10"/>
          </chart:series>
          <chart:series chart:attached-axis="secondary-y" chart:style-name="ch12" chart:values-cell-range-address="Hoja1.B2:Hoja1.B11" chart:label-cell-address="Hoja1.C1:Hoja1.C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(s)</text:p>
                <draw:g>
                  <svg:desc>Hoja1.B1:Hoja1.B1</svg:desc>
                </draw:g>
              </table:table-cell>
              <table:table-cell office:value-type="string">
                <text:p>Tiempo2 (s)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11</svg:desc>
                </draw:g>
              </table:table-cell>
              <table:table-cell office:value-type="float" office:value="0.01">
                <text:p>0.01</text:p>
                <draw:g>
                  <svg:desc>Hoja1.B2:Hoja1.B11</svg:desc>
                </draw:g>
              </table:table-cell>
              <table:table-cell office:value-type="float" office:value="0.01">
                <text:p>0.01</text:p>
                <draw:g>
                  <svg:desc>Hoja1.B2:Hoja1.B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58">
                <text:p>0.05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72">
                <text:p>0.072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89">
                <text:p>0.089</text:p>
              </table:table-cell>
              <table:table-cell office:value-type="float" office:value="0.089">
                <text:p>0.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Speed-Up</text:p>
        </chart:title>
        <chart:legend chart:legend-position="bottom" svg:x="3.148cm" svg:y="8.217cm" style:legend-expansion="wide" chart:style-name="ch3"/>
        <chart:plot-area chart:style-name="ch4" table:cell-range-address="Hoja1.A1:Hoja1.A11 Hoja1.E1:Hoja1.F11" chart:data-source-has-labels="both" svg:x="0.32cm" svg:y="1.275cm" svg:width="15.36cm" svg:height="6.762cm">
          <chartooo:coordinate-region svg:x="1.047cm" svg:y="1.474cm" svg:width="14.168cm" svg:height="5.916cm"/>
          <chart:axis chart:dimension="x" chart:name="primary-x" chart:style-name="ch5" chartooo:axis-type="auto">
            <chartooo:date-scale/>
            <chart:categories table:cell-range-address="Hoja1.A2:Hoja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E2:Hoja1.E11" chart:label-cell-address="Hoja1.E1:Hoja1.E1" chart:class="chart:line">
            <chart:data-point chart:repeated="10"/>
          </chart:series>
          <chart:series chart:style-name="ch8" chart:values-cell-range-address="Hoja1.F2:Hoja1.F11" chart:label-cell-address="Hoja1.F1:Hoja1.F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VectorConcurrente.java</text:p>
                <draw:g>
                  <svg:desc>Hoja1.E1:Hoja1.E1</svg:desc>
                </draw:g>
              </table:table-cell>
              <table:table-cell office:value-type="string">
                <text:p>matVectorDenso.java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11</svg:desc>
                </draw:g>
              </table:table-cell>
              <table:table-cell office:value-type="float" office:value="0.133333333333333">
                <text:p>0.133333333333333</text:p>
                <draw:g>
                  <svg:desc>Hoja1.E2:Hoja1.E11</svg:desc>
                </draw:g>
              </table:table-cell>
              <table:table-cell office:value-type="float" office:value="0.263157894736842">
                <text:p>0.263157894736842</text:p>
                <draw:g>
                  <svg:desc>Hoja1.F2:Hoja1.F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840336134453781">
                <text:p>0.0840336134453781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10169491525424">
                <text:p>0.110169491525424</text:p>
              </table:table-cell>
              <table:table-cell office:value-type="float" office:value="0.351351351351351">
                <text:p>0.35135135135135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983606557377049">
                <text:p>0.0983606557377049</text:p>
              </table:table-cell>
              <table:table-cell office:value-type="float" office:value="0.486486486486487">
                <text:p>0.48648648648648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702702702702703">
                <text:p>0.70270270270270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130909090909091">
                <text:p>0.130909090909091</text:p>
              </table:table-cell>
              <table:table-cell office:value-type="float" office:value="0.878048780487805">
                <text:p>0.87804878048780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152317880794702">
                <text:p>0.152317880794702</text:p>
              </table:table-cell>
              <table:table-cell office:value-type="float" office:value="1.04545454545455">
                <text:p>1.045454545454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142156862745098">
                <text:p>0.14215686274509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165898617511521">
                <text:p>0.165898617511521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8200408997955">
                <text:p>0.18200408997955</text:p>
              </table:table-cell>
              <table:table-cell office:value-type="float" office:value="1.43548387096774">
                <text:p>1.435483870967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